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681187974314" calcext:value-type="float">
            <text:p>2.26681</text:p>
          </table:table-cell>
          <table:table-cell office:value-type="float" office:value="2.42796003252439" calcext:value-type="float">
            <text:p>2.42796</text:p>
          </table:table-cell>
          <table:table-cell office:value-type="float" office:value="3.7145534150613" calcext:value-type="float">
            <text:p>3.7145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14654741056" calcext:value-type="float">
            <text:p>2.26915</text:p>
          </table:table-cell>
          <table:table-cell office:value-type="float" office:value="2.42360697606538" calcext:value-type="float">
            <text:p>2.42361</text:p>
          </table:table-cell>
          <table:table-cell office:value-type="float" office:value="3.69728671503628" calcext:value-type="float">
            <text:p>3.6972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244498239437" calcext:value-type="float">
            <text:p>2.22244</text:p>
          </table:table-cell>
          <table:table-cell office:value-type="float" office:value="2.40555111921529" calcext:value-type="float">
            <text:p>2.40555</text:p>
          </table:table-cell>
          <table:table-cell office:value-type="float" office:value="4.06315266599598" calcext:value-type="float">
            <text:p>4.06315</text:p>
          </table:table-cell>
          <table:table-cell office:value-type="float" office:value="9542400" calcext:value-type="float">
            <text:p>9542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9211938296" calcext:value-type="float">
            <text:p>2.23049</text:p>
          </table:table-cell>
          <table:table-cell office:value-type="float" office:value="2.3869797954393" calcext:value-type="float">
            <text:p>2.38698</text:p>
          </table:table-cell>
          <table:table-cell office:value-type="float" office:value="3.97918511066398" calcext:value-type="float">
            <text:p>3.97919</text:p>
          </table:table-cell>
          <table:table-cell office:value-type="float" office:value="9542400" calcext:value-type="float">
            <text:p>9542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3413036221" calcext:value-type="float">
            <text:p>2.28934</text:p>
          </table:table-cell>
          <table:table-cell office:value-type="float" office:value="2.3418189784677" calcext:value-type="float">
            <text:p>2.34182</text:p>
          </table:table-cell>
          <table:table-cell office:value-type="float" office:value="3.95819103655483" calcext:value-type="float">
            <text:p>3.9581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151185111" calcext:value-type="float">
            <text:p>2.27151</text:p>
          </table:table-cell>
          <table:table-cell office:value-type="float" office:value="2.33446304873978" calcext:value-type="float">
            <text:p>2.33446</text:p>
          </table:table-cell>
          <table:table-cell office:value-type="float" office:value="3.99039434151227" calcext:value-type="float">
            <text:p>3.990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905549303993" calcext:value-type="float">
            <text:p>2.16906</text:p>
          </table:table-cell>
          <table:table-cell office:value-type="float" office:value="2.33056034842044" calcext:value-type="float">
            <text:p>2.33056</text:p>
          </table:table-cell>
          <table:table-cell office:value-type="float" office:value="3.21093023255814" calcext:value-type="float">
            <text:p>3.2109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070649908287" calcext:value-type="float">
            <text:p>2.28071</text:p>
          </table:table-cell>
          <table:table-cell office:value-type="float" office:value="2.33011151409038" calcext:value-type="float">
            <text:p>2.33011</text:p>
          </table:table-cell>
          <table:table-cell office:value-type="float" office:value="3.70997248624312" calcext:value-type="float">
            <text:p>3.7099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342108554277" calcext:value-type="float">
            <text:p>2.25342</text:p>
          </table:table-cell>
          <table:table-cell office:value-type="float" office:value="2.32871644155411" calcext:value-type="float">
            <text:p>2.32872</text:p>
          </table:table-cell>
          <table:table-cell office:value-type="float" office:value="3.63534142071036" calcext:value-type="float">
            <text:p>3.635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685202550638" calcext:value-type="float">
            <text:p>2.16685</text:p>
          </table:table-cell>
          <table:table-cell office:value-type="float" office:value="2.32213053263316" calcext:value-type="float">
            <text:p>2.32213</text:p>
          </table:table-cell>
          <table:table-cell office:value-type="float" office:value="3.16634658664666" calcext:value-type="float">
            <text:p>3.166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3868495121341" calcext:value-type="float">
            <text:p>2.23868</text:p>
          </table:table-cell>
          <table:table-cell office:value-type="float" office:value="2.31758381285964" calcext:value-type="float">
            <text:p>2.31758</text:p>
          </table:table-cell>
          <table:table-cell office:value-type="float" office:value="4.1613009757318" calcext:value-type="float">
            <text:p>4.161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59175631724" calcext:value-type="float">
            <text:p>2.25859</text:p>
          </table:table-cell>
          <table:table-cell office:value-type="float" office:value="2.31292146192978" calcext:value-type="float">
            <text:p>2.31292</text:p>
          </table:table-cell>
          <table:table-cell office:value-type="float" office:value="4.18090442832124" calcext:value-type="float">
            <text:p>4.180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99248120301" calcext:value-type="float">
            <text:p>2.29799</text:p>
          </table:table-cell>
          <table:table-cell office:value-type="float" office:value="2.30570467836257" calcext:value-type="float">
            <text:p>2.3057</text:p>
          </table:table-cell>
          <table:table-cell office:value-type="float" office:value="4.17626691729323" calcext:value-type="float">
            <text:p>4.17627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47797797798" calcext:value-type="float">
            <text:p>2.24548</text:p>
          </table:table-cell>
          <table:table-cell office:value-type="float" office:value="2.30100485902569" calcext:value-type="float">
            <text:p>2.301</text:p>
          </table:table-cell>
          <table:table-cell office:value-type="float" office:value="3.81473223223223" calcext:value-type="float">
            <text:p>3.8147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15705931495" calcext:value-type="float">
            <text:p>2.28016</text:p>
          </table:table-cell>
          <table:table-cell office:value-type="float" office:value="2.29621104845447" calcext:value-type="float">
            <text:p>2.29621</text:p>
          </table:table-cell>
          <table:table-cell office:value-type="float" office:value="4.13929072681704" calcext:value-type="float">
            <text:p>4.13929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19014848181" calcext:value-type="float">
            <text:p>2.25119</text:p>
          </table:table-cell>
          <table:table-cell office:value-type="float" office:value="2.28937260176844" calcext:value-type="float">
            <text:p>2.28937</text:p>
          </table:table-cell>
          <table:table-cell office:value-type="float" office:value="3.82233733733734" calcext:value-type="float">
            <text:p>3.8223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08122547792" calcext:value-type="float">
            <text:p>2.20808</text:p>
          </table:table-cell>
          <table:table-cell office:value-type="float" office:value="2.28712768177644" calcext:value-type="float">
            <text:p>2.28713</text:p>
          </table:table-cell>
          <table:table-cell office:value-type="float" office:value="3.32870398196844" calcext:value-type="float">
            <text:p>3.328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94045830203" calcext:value-type="float">
            <text:p>2.21294</text:p>
          </table:table-cell>
          <table:table-cell office:value-type="float" office:value="2.27695842724768" calcext:value-type="float">
            <text:p>2.27696</text:p>
          </table:table-cell>
          <table:table-cell office:value-type="float" office:value="3.378055346857" calcext:value-type="float">
            <text:p>3.3780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346393346707" calcext:value-type="float">
            <text:p>2.27346</text:p>
          </table:table-cell>
          <table:table-cell office:value-type="float" office:value="2.26142688482113" calcext:value-type="float">
            <text:p>2.26143</text:p>
          </table:table-cell>
          <table:table-cell office:value-type="float" office:value="4.0920887662989" calcext:value-type="float">
            <text:p>4.09209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05295073768" calcext:value-type="float">
            <text:p>2.26805</text:p>
          </table:table-cell>
          <table:table-cell office:value-type="float" office:value="2.3178039301492" calcext:value-type="float">
            <text:p>2.3178</text:p>
          </table:table-cell>
          <table:table-cell office:value-type="float" office:value="3.53190172543136" calcext:value-type="float">
            <text:p>3.53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06528715512" calcext:value-type="float">
            <text:p>2.26407</text:p>
          </table:table-cell>
          <table:table-cell office:value-type="float" office:value="2.3401087771943" calcext:value-type="float">
            <text:p>2.34011</text:p>
          </table:table-cell>
          <table:table-cell office:value-type="float" office:value="3.62031882970743" calcext:value-type="float">
            <text:p>3.620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3132716049" calcext:value-type="float">
            <text:p>2.26393</text:p>
          </table:table-cell>
          <table:table-cell office:value-type="float" office:value="2.26798287871205" calcext:value-type="float">
            <text:p>2.26798</text:p>
          </table:table-cell>
          <table:table-cell office:value-type="float" office:value="3.50722097097097" calcext:value-type="float">
            <text:p>3.5072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255276109443" calcext:value-type="float">
            <text:p>2.25255</text:p>
          </table:table-cell>
          <table:table-cell office:value-type="float" office:value="2.25549674674675" calcext:value-type="float">
            <text:p>2.2555</text:p>
          </table:table-cell>
          <table:table-cell office:value-type="float" office:value="3.50679554554555" calcext:value-type="float">
            <text:p>3.506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53196632491" calcext:value-type="float">
            <text:p>2.16953</text:p>
          </table:table-cell>
          <table:table-cell office:value-type="float" office:value="2.24812296824206" calcext:value-type="float">
            <text:p>2.24812</text:p>
          </table:table-cell>
          <table:table-cell office:value-type="float" office:value="2.99464866216554" calcext:value-type="float">
            <text:p>2.9946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751306001337" calcext:value-type="float">
            <text:p>2.24751</text:p>
          </table:table-cell>
          <table:table-cell office:value-type="float" office:value="2.27604908475426" calcext:value-type="float">
            <text:p>2.27605</text:p>
          </table:table-cell>
          <table:table-cell office:value-type="float" office:value="4.16600300902708" calcext:value-type="float">
            <text:p>4.166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75239643244" calcext:value-type="float">
            <text:p>2.24375</text:p>
          </table:table-cell>
          <table:table-cell office:value-type="float" office:value="2.43547355588897" calcext:value-type="float">
            <text:p>2.43547</text:p>
          </table:table-cell>
          <table:table-cell office:value-type="float" office:value="3.66341585396349" calcext:value-type="float">
            <text:p>3.663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121196965908" calcext:value-type="float">
            <text:p>2.18121</text:p>
          </table:table-cell>
          <table:table-cell office:value-type="float" office:value="2.24125666833375" calcext:value-type="float">
            <text:p>2.24126</text:p>
          </table:table-cell>
          <table:table-cell office:value-type="float" office:value="2.95687921980495" calcext:value-type="float">
            <text:p>2.956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099185009171" calcext:value-type="float">
            <text:p>2.24099</text:p>
          </table:table-cell>
          <table:table-cell office:value-type="float" office:value="2.29847267383692" calcext:value-type="float">
            <text:p>2.29847</text:p>
          </table:table-cell>
          <table:table-cell office:value-type="float" office:value="3.06185342671336" calcext:value-type="float">
            <text:p>3.0618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91898032349" calcext:value-type="float">
            <text:p>2.23692</text:p>
          </table:table-cell>
          <table:table-cell office:value-type="float" office:value="2.2876954102051" calcext:value-type="float">
            <text:p>2.2877</text:p>
          </table:table-cell>
          <table:table-cell office:value-type="float" office:value="3.03368809404702" calcext:value-type="float">
            <text:p>3.033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89037611542" calcext:value-type="float">
            <text:p>2.23689</text:p>
          </table:table-cell>
          <table:table-cell office:value-type="float" office:value="2.39557793345009" calcext:value-type="float">
            <text:p>2.39558</text:p>
          </table:table-cell>
          <table:table-cell office:value-type="float" office:value="4.01834500875657" calcext:value-type="float">
            <text:p>4.018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609471402368" calcext:value-type="float">
            <text:p>2.23609</text:p>
          </table:table-cell>
          <table:table-cell office:value-type="float" office:value="2.26903733116558" calcext:value-type="float">
            <text:p>2.26904</text:p>
          </table:table-cell>
          <table:table-cell office:value-type="float" office:value="3.44936593296648" calcext:value-type="float">
            <text:p>3.4493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51163081541" calcext:value-type="float">
            <text:p>2.23451</text:p>
          </table:table-cell>
          <table:table-cell office:value-type="float" office:value="2.39367214857429" calcext:value-type="float">
            <text:p>2.39367</text:p>
          </table:table-cell>
          <table:table-cell office:value-type="float" office:value="3.40663581790895" calcext:value-type="float">
            <text:p>3.4066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8261231975" calcext:value-type="float">
            <text:p>2.23378</text:p>
          </table:table-cell>
          <table:table-cell office:value-type="float" office:value="2.42499937484371" calcext:value-type="float">
            <text:p>2.425</text:p>
          </table:table-cell>
          <table:table-cell office:value-type="float" office:value="3.70241310327582" calcext:value-type="float">
            <text:p>3.7024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5323911956" calcext:value-type="float">
            <text:p>2.23353</text:p>
          </table:table-cell>
          <table:table-cell office:value-type="float" office:value="2.28076319409705" calcext:value-type="float">
            <text:p>2.28076</text:p>
          </table:table-cell>
          <table:table-cell office:value-type="float" office:value="3.4029152076038" calcext:value-type="float">
            <text:p>3.402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29660540135" calcext:value-type="float">
            <text:p>2.23297</text:p>
          </table:table-cell>
          <table:table-cell office:value-type="float" office:value="2.28238101191965" calcext:value-type="float">
            <text:p>2.28238</text:p>
          </table:table-cell>
          <table:table-cell office:value-type="float" office:value="3.28791947986997" calcext:value-type="float">
            <text:p>3.287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32364972034" calcext:value-type="float">
            <text:p>2.23232</text:p>
          </table:table-cell>
          <table:table-cell office:value-type="float" office:value="2.33216723015277" calcext:value-type="float">
            <text:p>2.33217</text:p>
          </table:table-cell>
          <table:table-cell office:value-type="float" office:value="3.45508139243676" calcext:value-type="float">
            <text:p>3.4550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31192679673" calcext:value-type="float">
            <text:p>2.22531</text:p>
          </table:table-cell>
          <table:table-cell office:value-type="float" office:value="2.40000635734534" calcext:value-type="float">
            <text:p>2.40001</text:p>
          </table:table-cell>
          <table:table-cell office:value-type="float" office:value="3.398467983992" calcext:value-type="float">
            <text:p>3.398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25491912623" calcext:value-type="float">
            <text:p>2.22525</text:p>
          </table:table-cell>
          <table:table-cell office:value-type="float" office:value="2.32927807653827" calcext:value-type="float">
            <text:p>2.32928</text:p>
          </table:table-cell>
          <table:table-cell office:value-type="float" office:value="3.81377188594297" calcext:value-type="float">
            <text:p>3.813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78289967476" calcext:value-type="float">
            <text:p>2.22178</text:p>
          </table:table-cell>
          <table:table-cell office:value-type="float" office:value="2.39991670836461" calcext:value-type="float">
            <text:p>2.39992</text:p>
          </table:table-cell>
          <table:table-cell office:value-type="float" office:value="4.08523267450588" calcext:value-type="float">
            <text:p>4.085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74561733033" calcext:value-type="float">
            <text:p>2.21875</text:p>
          </table:table-cell>
          <table:table-cell office:value-type="float" office:value="2.32098432673846" calcext:value-type="float">
            <text:p>2.32098</text:p>
          </table:table-cell>
          <table:table-cell office:value-type="float" office:value="3.41661282243927" calcext:value-type="float">
            <text:p>3.4166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65766216442" calcext:value-type="float">
            <text:p>2.21866</text:p>
          </table:table-cell>
          <table:table-cell office:value-type="float" office:value="2.32743465482741" calcext:value-type="float">
            <text:p>2.32743</text:p>
          </table:table-cell>
          <table:table-cell office:value-type="float" office:value="3.79135567783892" calcext:value-type="float">
            <text:p>3.791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041739601567" calcext:value-type="float">
            <text:p>2.21042</text:p>
          </table:table-cell>
          <table:table-cell office:value-type="float" office:value="2.28767108443778" calcext:value-type="float">
            <text:p>2.28767</text:p>
          </table:table-cell>
          <table:table-cell office:value-type="float" office:value="3.34504376094024" calcext:value-type="float">
            <text:p>3.3450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887359199" calcext:value-type="float">
            <text:p>2.19789</text:p>
          </table:table-cell>
          <table:table-cell office:value-type="float" office:value="2.3015593450146" calcext:value-type="float">
            <text:p>2.30156</text:p>
          </table:table-cell>
          <table:table-cell office:value-type="float" office:value="3.39227534418023" calcext:value-type="float">
            <text:p>3.3922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128522594631" calcext:value-type="float">
            <text:p>2.19129</text:p>
          </table:table-cell>
          <table:table-cell office:value-type="float" office:value="2.1909927880607" calcext:value-type="float">
            <text:p>2.19099</text:p>
          </table:table-cell>
          <table:table-cell office:value-type="float" office:value="3.0763831915958" calcext:value-type="float">
            <text:p>3.0763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71339173967" calcext:value-type="float">
            <text:p>2.18871</text:p>
          </table:table-cell>
          <table:table-cell office:value-type="float" office:value="2.27098320817689" calcext:value-type="float">
            <text:p>2.27098</text:p>
          </table:table-cell>
          <table:table-cell office:value-type="float" office:value="3.41894117647059" calcext:value-type="float">
            <text:p>3.4189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56482407871" calcext:value-type="float">
            <text:p>2.20256</text:p>
          </table:table-cell>
          <table:table-cell office:value-type="float" office:value="2.18542146073037" calcext:value-type="float">
            <text:p>2.18542</text:p>
          </table:table-cell>
          <table:table-cell office:value-type="float" office:value="3.06976488244122" calcext:value-type="float">
            <text:p>3.0697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796105276319" calcext:value-type="float">
            <text:p>2.16796</text:p>
          </table:table-cell>
          <table:table-cell office:value-type="float" office:value="2.2450035425523" calcext:value-type="float">
            <text:p>2.245</text:p>
          </table:table-cell>
          <table:table-cell office:value-type="float" office:value="3.64614653663416" calcext:value-type="float">
            <text:p>3.646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37745098039" calcext:value-type="float">
            <text:p>2.13738</text:p>
          </table:table-cell>
          <table:table-cell office:value-type="float" office:value="2.1638258239466" calcext:value-type="float">
            <text:p>2.16383</text:p>
          </table:table-cell>
          <table:table-cell office:value-type="float" office:value="3.03830037546934" calcext:value-type="float">
            <text:p>3.038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064685022945" calcext:value-type="float">
            <text:p>2.13065</text:p>
          </table:table-cell>
          <table:table-cell office:value-type="float" office:value="2.16337974551523" calcext:value-type="float">
            <text:p>2.16338</text:p>
          </table:table-cell>
          <table:table-cell office:value-type="float" office:value="3.02236670838548" calcext:value-type="float">
            <text:p>3.0223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35456780862" calcext:value-type="float">
            <text:p>2.16035</text:p>
          </table:table-cell>
          <table:table-cell office:value-type="float" office:value="2.22706364091023" calcext:value-type="float">
            <text:p>2.22706</text:p>
          </table:table-cell>
          <table:table-cell office:value-type="float" office:value="3.70252438109527" calcext:value-type="float">
            <text:p>3.7025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236438236031" calcext:value-type="float">
            <text:p>2.15236</text:p>
          </table:table-cell>
          <table:table-cell office:value-type="float" office:value="2.19763039756118" calcext:value-type="float">
            <text:p>2.19763</text:p>
          </table:table-cell>
          <table:table-cell office:value-type="float" office:value="2.90365447256327" calcext:value-type="float">
            <text:p>2.90365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219994988725" calcext:value-type="float">
            <text:p>2.1522</text:p>
          </table:table-cell>
          <table:table-cell office:value-type="float" office:value="2.19207445919987" calcext:value-type="float">
            <text:p>2.19207</text:p>
          </table:table-cell>
          <table:table-cell office:value-type="float" office:value="2.94516787772488" calcext:value-type="float">
            <text:p>2.9451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54717492906" calcext:value-type="float">
            <text:p>2.14547</text:p>
          </table:table-cell>
          <table:table-cell office:value-type="float" office:value="2.28242801702554" calcext:value-type="float">
            <text:p>2.28243</text:p>
          </table:table-cell>
          <table:table-cell office:value-type="float" office:value="3.22915873810716" calcext:value-type="float">
            <text:p>3.2291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945637205809" calcext:value-type="float">
            <text:p>2.13946</text:p>
          </table:table-cell>
          <table:table-cell office:value-type="float" office:value="2.27977226256051" calcext:value-type="float">
            <text:p>2.27977</text:p>
          </table:table-cell>
          <table:table-cell office:value-type="float" office:value="3.19521532298448" calcext:value-type="float">
            <text:p>3.1952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13395015421" calcext:value-type="float">
            <text:p>2.13913</text:p>
          </table:table-cell>
          <table:table-cell office:value-type="float" office:value="2.29581634992081" calcext:value-type="float">
            <text:p>2.29582</text:p>
          </table:table-cell>
          <table:table-cell office:value-type="float" office:value="2.84680420105026" calcext:value-type="float">
            <text:p>2.84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58008252063" calcext:value-type="float">
            <text:p>2.1358</text:p>
          </table:table-cell>
          <table:table-cell office:value-type="float" office:value="2.29165124614487" calcext:value-type="float">
            <text:p>2.29165</text:p>
          </table:table-cell>
          <table:table-cell office:value-type="float" office:value="2.85575268817204" calcext:value-type="float">
            <text:p>2.855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356566099149" calcext:value-type="float">
            <text:p>2.12357</text:p>
          </table:table-cell>
          <table:table-cell office:value-type="float" office:value="2.03171027374395" calcext:value-type="float">
            <text:p>2.03171</text:p>
          </table:table-cell>
          <table:table-cell office:value-type="float" office:value="2.56166124186279" calcext:value-type="float">
            <text:p>2.5616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222844683692" calcext:value-type="float">
            <text:p>2.12223</text:p>
          </table:table-cell>
          <table:table-cell office:value-type="float" office:value="2.00786043648807" calcext:value-type="float">
            <text:p>2.00786</text:p>
          </table:table-cell>
          <table:table-cell office:value-type="float" office:value="2.56663620430646" calcext:value-type="float">
            <text:p>2.5666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642461012426" calcext:value-type="float">
            <text:p>2.11642</text:p>
          </table:table-cell>
          <table:table-cell office:value-type="float" office:value="2.14667490200984" calcext:value-type="float">
            <text:p>2.14667</text:p>
          </table:table-cell>
          <table:table-cell office:value-type="float" office:value="2.46265449086815" calcext:value-type="float">
            <text:p>2.4626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40582520223" calcext:value-type="float">
            <text:p>2.11041</text:p>
          </table:table-cell>
          <table:table-cell office:value-type="float" office:value="2.14970040030023" calcext:value-type="float">
            <text:p>2.1497</text:p>
          </table:table-cell>
          <table:table-cell office:value-type="float" office:value="2.42580185138854" calcext:value-type="float">
            <text:p>2.425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5" calcext:value-type="float">
            <text:p>5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5" calcext:value-type="float">
            <text:p>5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5" calcext:value-type="float">
            <text:p>5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5" calcext:value-type="float">
            <text:p>5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5:11.591990894</dc:date>
    <meta:document-statistic meta:table-count="1" meta:cell-count="4641" meta:object-count="0"/>
    <meta:generator>LibreOffice/4.2.8.2$Linux_X86_64 LibreOffice_project/420m0$Build-2</meta:generator>
  </office:meta>
</office:document-meta>
</file>